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40e4e" officeooo:paragraph-rsid="00140e4e"/>
    </style:style>
    <style:style style:name="P2" style:family="paragraph" style:parent-style-name="Standard">
      <style:paragraph-properties fo:line-height="200%"/>
      <style:text-properties officeooo:rsid="00140e4e" officeooo:paragraph-rsid="00140e4e"/>
    </style:style>
    <style:style style:name="P3" style:family="paragraph" style:parent-style-name="Standard">
      <style:paragraph-properties fo:line-height="200%"/>
      <style:text-properties officeooo:rsid="00140e4e" officeooo:paragraph-rsid="0015a0b9"/>
    </style:style>
    <style:style style:name="P4" style:family="paragraph" style:parent-style-name="Standard">
      <style:paragraph-properties fo:line-height="200%"/>
      <style:text-properties officeooo:rsid="0015a0b9" officeooo:paragraph-rsid="0015a0b9"/>
    </style:style>
    <style:style style:name="P5" style:family="paragraph" style:parent-style-name="Standard">
      <style:paragraph-properties fo:line-height="200%"/>
      <style:text-properties officeooo:rsid="0015a0b9" officeooo:paragraph-rsid="0015c399"/>
    </style:style>
    <style:style style:name="T1" style:family="text">
      <style:text-properties officeooo:rsid="0015a0b9"/>
    </style:style>
    <style:style style:name="T2" style:family="text">
      <style:text-properties officeooo:rsid="0015c399"/>
    </style:style>
    <style:style style:name="T3" style:family="text">
      <style:text-properties officeooo:rsid="0017fe3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 choose to speak about the compost.</text:p>
      <text:p text:style-name="P3">We want to get organic wastes from ISARA, and compost it. </text:p>
      <text:p text:style-name="P3">In all <text:span text:style-name="T1">levels</text:span> of ISARA, we can put a compost <text:span text:style-name="T1">bin with earthworms and salvage all organic wastes like apple cores, carboards, paper : any organic wastes.</text:span></text:p>
      <text:p text:style-name="P4">The compost bin need a bit of water so we can put near toilets. We could also to automate the compost bin, you just have to put your waste in and get back the compost instead.</text:p>
      <text:p text:style-name="P5">The time of composting is now <text:span text:style-name="T2">a few month so if a compost bin is full, there’s a notification on the ISARA’s server so someone come to empty the bin and transfer it to a bigger compost bin. </text:span></text:p>
      <text:p text:style-name="P4">The compost can go <text:span text:style-name="T3">to</text:span> greenhouses on the roof. This ones are heated by the sun and the heat escaping from ISARA. We can make compost and use it to grow up vegs. </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40e4e" officeooo:paragraph-rsid="00140e4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agali Poupard<text:tab/><text:tab/>1A g2b</text:p>
        <text:p text:style-name="MP1">Florian Mosnier<text:tab/>Partner Research Project<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17:52:53.863000000</meta:creation-date>
    <dc:date>2016-12-11T22:44:55.260000000</dc:date>
    <meta:editing-duration>PT8M6S</meta:editing-duration>
    <meta:editing-cycles>3</meta:editing-cycles>
    <meta:generator>LibreOffice/5.1.5.2$Windows_x86 LibreOffice_project/7a864d8825610a8c07cfc3bc01dd4fce6a9447e5</meta:generator>
    <meta:document-statistic meta:table-count="0" meta:image-count="0" meta:object-count="0" meta:page-count="1" meta:paragraph-count="8" meta:word-count="161" meta:character-count="836" meta:non-whitespace-character-count="678"/>
  </office:meta>
</office:document-meta>
</file>